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elle1" style:family="table">
      <style:table-properties style:width="17cm" table:align="margins" style:writing-mode="lr-tb"/>
    </style:style>
    <style:style style:name="Tabelle1.A" style:family="table-column">
      <style:table-column-properties style:column-width="8.5cm" style:rel-column-width="32768*"/>
    </style:style>
    <style:style style:name="Tabelle1.B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none" fo:border-right="0.002cm solid #000000" fo:border-top="none" fo:border-bottom="0.002cm solid #000000"/>
    </style:style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8.5cm" style:rel-column-width="32768*"/>
    </style:style>
    <style:style style:name="Tabelle2.B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sans-serif" fo:font-size="17.25pt"/>
    </style:style>
    <style:style style:name="T2" style:family="text"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Name Professorin oder Professor </text:p>
          </table:table-cell>
          <table:table-cell table:style-name="Tabelle1.B1" office:value-type="string">
            <text:p text:style-name="P2">Arbeitsstelle</text:p>
          </table:table-cell>
        </table:table-row>
        <table:table-row>
          <table:table-cell table:style-name="Tabelle1.A2" office:value-type="string">
            <text:p text:style-name="P2">Prof.in Dr. Barbara Pfetsch</text:p>
          </table:table-cell>
          <table:table-cell table:style-name="Tabelle1.B2" office:value-type="string">
            <text:p text:style-name="P2">Kommunikationstheorie / Medienwirkungsforschung</text:p>
          </table:table-cell>
        </table:table-row>
        <table:table-row>
          <table:table-cell table:style-name="Tabelle1.A2" office:value-type="string">
            <text:p text:style-name="P2">Prof. Dr. Joachim Trebbe</text:p>
          </table:table-cell>
          <table:table-cell table:style-name="Tabelle1.B2" office:value-type="string">
            <text:p text:style-name="P2">Medienanalyse / Forschungsmethoden</text:p>
          </table:table-cell>
        </table:table-row>
        <table:table-row>
          <table:table-cell table:style-name="Tabelle1.A2" office:value-type="string">
            <text:p text:style-name="P2">Prof. Dr. Martin Emmer</text:p>
          </table:table-cell>
          <table:table-cell table:style-name="Tabelle1.B2" office:value-type="string">
            <text:p text:style-name="P2">Mediennutzung</text:p>
          </table:table-cell>
        </table:table-row>
        <table:table-row>
          <table:table-cell table:style-name="Tabelle1.A2" office:value-type="string">
            <text:p text:style-name="P2">Prof. Dr. Matthias Künzler</text:p>
          </table:table-cell>
          <table:table-cell table:style-name="Tabelle1.B2" office:value-type="string">
            <text:p text:style-name="P2">Kommunikationspolitik / Medienökonomie</text:p>
          </table:table-cell>
        </table:table-row>
        <table:table-row>
          <table:table-cell table:style-name="Tabelle1.A2" office:value-type="string">
            <text:p text:style-name="P2">Prof.in Dr. Maria Löblich</text:p>
          </table:table-cell>
          <table:table-cell table:style-name="Tabelle1.B2" office:value-type="string">
            <text:p text:style-name="P2">Arbeitsstelle Kommunikationsgeschichte und Medienkulturen</text:p>
          </table:table-cell>
        </table:table-row>
        <table:table-row>
          <table:table-cell table:style-name="Tabelle1.A2" office:value-type="string">
            <text:p text:style-name="P2">Prof.in Dr. Margreth Lünenborg</text:p>
          </table:table-cell>
          <table:table-cell table:style-name="Tabelle1.B2" office:value-type="string">
            <text:p text:style-name="P2">Journalistik </text:p>
          </table:table-cell>
        </table:table-row>
        <table:table-row>
          <table:table-cell table:style-name="Tabelle1.A2" office:value-type="string">
            <text:p text:style-name="P2">Prof. Dr. Alexander Görke</text:p>
          </table:table-cell>
          <table:table-cell table:style-name="Tabelle1.B2" office:value-type="string">
            <text:p text:style-name="P2">Wissenskommunikation / Wissenschaftsjournalismus</text:p>
          </table:table-cell>
        </table:table-row>
        <table:table-row>
          <table:table-cell table:style-name="Tabelle1.A2" office:value-type="string">
            <text:p text:style-name="P2">Prof.in Dr. Juliana Raupp</text:p>
          </table:table-cell>
          <table:table-cell table:style-name="Tabelle1.B2" office:value-type="string">
            <text:p text:style-name="P2">Organisationskommunikation</text:p>
          </table:table-cell>
        </table:table-row>
        <table:table-row>
          <table:table-cell table:style-name="Tabelle1.A2" office:value-type="string">
            <text:p text:style-name="P2">Prof.in Dr. Carola Richter</text:p>
          </table:table-cell>
          <table:table-cell table:style-name="Tabelle1.B2" office:value-type="string">
            <text:p text:style-name="P2">Internationale Kommunikation</text:p>
          </table:table-cell>
        </table:table-row>
        <table:table-row>
          <table:table-cell table:style-name="Tabelle1.A2" office:value-type="string">
            <text:p text:style-name="P2">(Prof.in Dr. Ulrike Klinger) seit 2020 an Viadrina</text:p>
          </table:table-cell>
          <table:table-cell table:style-name="Tabelle1.B2" office:value-type="string">
            <text:p text:style-name="P2">Political Theory and Digital Democracy </text:p>
          </table:table-cell>
        </table:table-row>
        <table:table-row>
          <table:table-cell table:style-name="Tabelle1.A2" office:value-type="string">
            <text:p text:style-name="P2">Prof. Dr. Christoph Neuberger</text:p>
          </table:table-cell>
          <table:table-cell table:style-name="Tabelle1.B2" office:value-type="string">
            <text:p text:style-name="P2">Digitalisierung und Partizipa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2">Name Professor*in</text:p>
          </table:table-cell>
          <table:table-cell table:style-name="Tabelle2.B1" office:value-type="string">
            <text:p text:style-name="P2">Prof. Dr. Christoph Neuberger</text:p>
          </table:table-cell>
        </table:table-row>
        <table:table-row>
          <table:table-cell table:style-name="Tabelle2.A2" office:value-type="string">
            <text:p text:style-name="P2">Titel der Arbeitsstelle</text:p>
          </table:table-cell>
          <table:table-cell table:style-name="Tabelle2.B2" office:value-type="string">
            <text:p text:style-name="P2">Digitalisierung und Partizipation</text:p>
          </table:table-cell>
        </table:table-row>
        <table:table-row>
          <table:table-cell table:style-name="Tabelle2.A2" office:value-type="string">
            <text:p text:style-name="P2">Name der Sekretärin</text:p>
          </table:table-cell>
          <table:table-cell table:style-name="Tabelle2.B2" office:value-type="string">
            <text:p text:style-name="P2">Verena Baumann</text:p>
          </table:table-cell>
        </table:table-row>
        <table:table-row>
          <table:table-cell table:style-name="Tabelle2.A2" office:value-type="string">
            <text:p text:style-name="P2">Wissenschaftliche Mitarbeiter*innen</text:p>
          </table:table-cell>
          <table:table-cell table:style-name="Tabelle2.B2" office:value-type="string">
            <text:p text:style-name="P2">Dr. Anna Litvinenko</text:p>
            <text:p text:style-name="P2">Dr. Jakob Ohme</text:p>
            <text:p text:style-name="P2">M. A. Florian Buhl</text:p>
            <text:p text:style-name="P2">M. A. Jana Gäng</text:p>
            <text:p text:style-name="P2">M. A. Anna-Theresa Mayer</text:p>
            <text:p text:style-name="P2">M. A. Florian Primig</text:p>
            <text:p text:style-name="P2">M. A. Franziska Martini</text:p>
            <text:p text:style-name="P2">M. A. Xixuan Zhang</text:p>
          </table:table-cell>
        </table:table-row>
        <table:table-row>
          <table:table-cell table:style-name="Tabelle2.A2" office:value-type="string">
            <text:p text:style-name="P2">Forschungsschwerpunkte</text:p>
          </table:table-cell>
          <table:table-cell table:style-name="Tabelle2.B2" office:value-type="string">
            <text:p text:style-name="P1">-<text:span text:style-name="T2">Digitalisierung von Medien, Öffentlichkeit und Journalismus </text:span></text:p>
            <text:p text:style-name="P2">-Plattform-Governance </text:p>
            <text:p text:style-name="P2">-erweiterten Beteiligungsmöglichkeiten der Bürger*innen im Internet </text:p>
            <text:p text:style-name="P2">-Rolle sozialer Medien in verschiedenen sozio-politischen Kontexten </text:p>
            <text:p text:style-name="P2">-mediale Thematisierungsprozesse </text:p>
            <text:p text:style-name="P2">-Beschleunigung öffentlicher Kommunikation </text:p>
          </table:table-cell>
        </table:table-row>
        <table:table-row>
          <table:table-cell table:style-name="Tabelle2.A2" office:value-type="string">
            <text:p text:style-name="P2">Aktuelle Forschungsprojekte</text:p>
          </table:table-cell>
          <table:table-cell table:style-name="Tabelle2.B2" office:value-type="string">
            <text:p text:style-name="P2">-Öffentliche Kommunikation über transnationale Wettbewerbsereignisse in Social Media und ihre Vorhersagekraft</text:p>
            <text:p text:style-name="P2">-„Media for Peace“ (M4P)</text:p>
            <text:p text:style-name="P2">-Nachrichten, Kampagnen und die Rationalität öffentlicher Diskurse</text:p>
          </table:table-cell>
        </table:table-row>
        <table:table-row>
          <table:table-cell table:style-name="Tabelle2.A2" office:value-type="string">
            <text:p text:style-name="P2">Ggfs. Kooperationen</text:p>
          </table:table-cell>
          <table:table-cell table:style-name="Tabelle2.B2" office:value-type="string">
            <text:p text:style-name="P2"/>
          </table:table-cell>
        </table:table-row>
        <table:table-row>
          <table:table-cell table:style-name="Tabelle2.A2" office:value-type="string">
            <text:p text:style-name="P2">Titel einer aktuellen Publikation</text:p>
          </table:table-cell>
          <table:table-cell table:style-name="Tabelle2.B2" office:value-type="string">
            <text:p text:style-name="P2">Visibility through Information Sharing: The Role of Tweet Authors and Communiction Styles in Retweeting Political information on Twitter</text:p>
          </table:table-cell>
        </table:table-row>
      </table:table>
      <text:p text:style-name="P2"/>
      <text:p text:style-name="P1"><text:span text:style-name="T2">Interessante kommunikationswissenschaftliche Themen der Arbeitsstelle:</text:span></text:p>
      <text:p text:style-name="P1"><text:span text:style-name="T2"/></text:p>
      <text:p text:style-name="P1"><text:span text:style-name="T2">-Medienvertrauen zur Zeit von “Fake News” Debatten</text:span></text:p>
      <text:p text:style-name="P1"><text:span text:style-name="T2">-Wandel zu digitalen Medien und die Folgen davon auf die Politi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ＭＳ Ｐ明朝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ＭＳ Ｐ明朝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stin Hübner</meta:initial-creator>
    <meta:creation-date>2022-04-26T02:07:08.66</meta:creation-date>
    <dc:date>2022-04-26T04:46:50.09</dc:date>
    <dc:creator>Dustin Hübner</dc:creator>
    <meta:editing-duration>PT1H39M4S</meta:editing-duration>
    <meta:editing-cycles>2</meta:editing-cycles>
    <meta:generator>OpenOffice/4.1.2$Win32 OpenOffice.org_project/412m3$Build-9782</meta:generator>
    <meta:document-statistic meta:table-count="2" meta:image-count="0" meta:object-count="0" meta:page-count="2" meta:paragraph-count="56" meta:word-count="228" meta:character-count="1966"/>
  </office:meta>
</office:document-meta>
</file>